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22522f" officeooo:paragraph-rsid="0022522f"/>
    </style:style>
    <style:style style:name="P2" style:family="paragraph" style:parent-style-name="Preformatted_20_Text">
      <style:text-properties fo:color="#0000ff" officeooo:rsid="0022522f" officeooo:paragraph-rsid="002252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Additional packages you may need to install before using c_libs</text:p>
      <text:p text:style-name="P1"/>
      <text:p text:style-name="P1">1. CBLAS, it is available as a part of the ATLAS base package which you can install as follows.</text:p>
      <text:p text:style-name="P1"/>
      <text:p text:style-name="P2">sudo apt-get install libatlas-base-dev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6:09:22.003561773</meta:creation-date>
    <meta:generator>LibreOffice/6.0.7.3$Linux_X86_64 LibreOffice_project/00m0$Build-3</meta:generator>
    <dc:date>2019-04-24T17:08:10.719237540</dc:date>
    <meta:editing-duration>PT8M44S</meta:editing-duration>
    <meta:editing-cycles>2</meta:editing-cycles>
    <meta:document-statistic meta:table-count="0" meta:image-count="0" meta:object-count="0" meta:page-count="1" meta:paragraph-count="3" meta:word-count="33" meta:character-count="196" meta:non-whitespace-character-count="166"/>
  </office:meta>
</office:document-meta>
</file>